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4827" officeooo:paragraph-rsid="000d4827"/>
    </style:style>
    <style:style style:name="P2" style:family="paragraph" style:parent-style-name="Standard">
      <style:text-properties officeooo:rsid="000f000e" officeooo:paragraph-rsid="000f000e"/>
    </style:style>
    <style:style style:name="P3" style:family="paragraph" style:parent-style-name="Standard">
      <style:text-properties officeooo:rsid="000fd193" officeooo:paragraph-rsid="000fd193"/>
    </style:style>
    <style:style style:name="P4" style:family="paragraph" style:parent-style-name="Standard">
      <style:text-properties officeooo:rsid="000d4827" officeooo:paragraph-rsid="000d4827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e@lap2-temp1:~$ cd Sc </text:p>
      <text:p text:style-name="P1">Scaricati/ Scrivania/ </text:p>
      <text:p text:style-name="P1">studente@lap2-temp1:~$ cd Scrivania/ </text:p>
      <text:p text:style-name="P1">studente@lap2-temp1:~/Scrivania$ mkdir git </text:p>
      <text:p text:style-name="P1">studente@lap2-temp1:~/Scrivania$ cd git </text:p>
      <text:p text:style-name="P1">studente@lap2-temp1:~/Scrivania/git$ echo "test1" &gt; test1.txt </text:p>
      <text:p text:style-name="P1">studente@lap2-temp1:~/Scrivania/git$ ls </text:p>
      <text:p text:style-name="P1">test1.txt </text:p>
      <text:p text:style-name="P1">studente@lap2-temp1:~/Scrivania/git$ git status </text:p>
      <text:p text:style-name="P1">On branch master </text:p>
      <text:p text:style-name="P1"/>
      <text:p text:style-name="P1">Initial commit </text:p>
      <text:p text:style-name="P1"/>
      <text:p text:style-name="P1">Changes to be committed: </text:p>
      <text:p text:style-name="P1"><text:s text:c="2"/>(use "git rm --cached &lt;file&gt;..." to unstage) </text:p>
      <text:p text:style-name="P1"/>
      <text:p text:style-name="P1"><text:tab/>new file: <text:s text:c="2"/>../../Documenti/4^IA/primaProvaQt/Prova/Prova.pro </text:p>
      <text:p text:style-name="P1"><text:tab/>new file: <text:s text:c="2"/>../../Documenti/4^IA/primaProvaQt/Prova/main.cpp </text:p>
      <text:p text:style-name="P1"><text:tab/>new file: <text:s text:c="2"/>../Nprimi/Nprimi.pro </text:p>
      <text:p text:style-name="P1"><text:tab/>new file: <text:s text:c="2"/>../Nprimi/main.cpp </text:p>
      <text:p text:style-name="P1"/>
      <text:p text:style-name="P1">Changes not staged for commit: </text:p>
      <text:p text:style-name="P1"><text:s text:c="2"/>(use "git add/rm &lt;file&gt;..." to update what will be committed) </text:p>
      <text:p text:style-name="P1"><text:s text:c="2"/>(use "git checkout -- &lt;file&gt;..." to discard changes in working directory) </text:p>
      <text:p text:style-name="P1"/>
      <text:p text:style-name="P1"><text:tab/>modified: <text:s text:c="2"/>../../Documenti/4^IA/primaProvaQt/Prova/main.cpp </text:p>
      <text:p text:style-name="P1"><text:tab/>deleted: <text:s text:c="3"/>../Nprimi/Nprimi.pro </text:p>
      <text:p text:style-name="P1"><text:tab/>deleted: <text:s text:c="3"/>../Nprimi/main.cpp </text:p>
      <text:p text:style-name="P1"/>
      <text:p text:style-name="P1">Untracked files: </text:p>
      <text:p text:style-name="P1"><text:s text:c="2"/>(use "git add &lt;file&gt;..." to include in what will be committed) </text:p>
      <text:p text:style-name="P1"/>
      <text:p text:style-name="P1"><text:tab/>../../.ICEauthority </text:p>
      <text:p text:style-name="P1"><text:tab/>../../.Xauthority </text:p>
      <text:p text:style-name="P1"><text:tab/>../../.android/ </text:p>
      <text:p text:style-name="P1"><text:tab/>../../.arduino/ </text:p>
      <text:p text:style-name="P1"><text:tab/>../../.bash_history </text:p>
      <text:p text:style-name="P1"><text:tab/>../../.bash_logout </text:p>
      <text:p text:style-name="P1"><text:tab/>../../.bashrc </text:p>
      <text:p text:style-name="P1"><text:tab/>../../.cache/ </text:p>
      <text:p text:style-name="P1"><text:tab/>../../.codeblocks/ </text:p>
      <text:p text:style-name="P1"><text:tab/>../../.compiz/ </text:p>
      <text:p text:style-name="P1"><text:tab/>../../.config/ </text:p>
      <text:p text:style-name="P1"><text:tab/>../../.dmrc </text:p>
      <text:p text:style-name="P1"><text:tab/>../../.gconf/ </text:p>
      <text:p text:style-name="P1"><text:tab/>../../.gitconfig </text:p>
      <text:p text:style-name="P1"><text:tab/>../../.java/ </text:p>
      <text:p text:style-name="P1"><text:tab/>../../.local/ </text:p>
      <text:p text:style-name="P1"><text:tab/>../../.mozilla/ </text:p>
      <text:p text:style-name="P1"><text:tab/>../../.netbeans/ </text:p>
      <text:p text:style-name="P1"><text:tab/>../../.profile </text:p>
      <text:p text:style-name="P1"><text:tab/>../../.thumbnails/ </text:p>
      <text:p text:style-name="P1"><text:soft-page-break/><text:tab/>../../.xsession-errors </text:p>
      <text:p text:style-name="P1"><text:tab/>../../.xsession-errors.old </text:p>
      <text:p text:style-name="P1"><text:tab/>../../Documenti/4^IA/primaProvaQt/Prova/Prova.pro.user </text:p>
      <text:p text:style-name="P1"><text:tab/>../../Documenti/4^IA/primaProvaQt/build-Prova-Desktop-Debug/ </text:p>
      <text:p text:style-name="P1"><text:tab/>../../Documenti/Primo.c </text:p>
      <text:p text:style-name="P1"><text:tab/>../../Documenti/Primo.c~ </text:p>
      <text:p text:style-name="P1"><text:tab/>../../Immagini/ </text:p>
      <text:p text:style-name="P1"><text:tab/>../Nprimi/Nprimi.pro.user </text:p>
      <text:p text:style-name="P1"><text:tab/>../Untitled Document~ </text:p>
      <text:p text:style-name="P1"><text:tab/>../es1~ </text:p>
      <text:p text:style-name="P1"><text:tab/>../es3.sh~ </text:p>
      <text:p text:style-name="P1"><text:tab/>./ </text:p>
      <text:p text:style-name="P1"><text:tab/>../test.txt~ </text:p>
      <text:p text:style-name="P1"><text:tab/>../../annoe/ </text:p>
      <text:p text:style-name="P1"><text:tab/>../../creazioneTriangolo.save </text:p>
      <text:p text:style-name="P1"><text:tab/>../../es1.sh </text:p>
      <text:p text:style-name="P1"><text:tab/>../../es1.sh~ </text:p>
      <text:p text:style-name="P1"><text:tab/>../../examples.desktop </text:p>
      <text:p text:style-name="P1"><text:tab/>../../fileProva/ </text:p>
      <text:p text:style-name="P1"><text:tab/>../../myProject/ </text:p>
      <text:p text:style-name="P1"><text:tab/>../../provac/ </text:p>
      <text:p text:style-name="P1"><text:tab/>../../remoto.git/ </text:p>
      <text:p text:style-name="P1"><text:tab/>../../remoto/ </text:p>
      <text:p text:style-name="P1"><text:tab/>../../sketchbook/ </text:p>
      <text:p text:style-name="P1"><text:tab/>../../untitled.blend </text:p>
      <text:p text:style-name="P1"/>
      <text:p text:style-name="P1">studente@lap2-temp1:~/Scrivania/git$<text:span text:style-name="T1"> git init </text:span></text:p>
      <text:p text:style-name="P1">Initialized empty Git repository in /home/studente/Scrivania/git/.git/ </text:p>
      <text:p text:style-name="P1"><text:a xlink:type="simple" xlink:href="mailto:studente@lap2-temp1">studente@lap2-temp1</text:a>:~/Scrivania/git$<text:span text:style-name="T2"> <text:s text:c="3"/></text:span></text:p>
      <text:p text:style-name="P1">On branch master <text:s text:c="7"/></text:p>
      <text:p text:style-name="P1"/>
      <text:p text:style-name="P1">Initial commit </text:p>
      <text:p text:style-name="P1"/>
      <text:p text:style-name="P1">Untracked files: </text:p>
      <text:p text:style-name="P1"><text:s text:c="2"/>(use "git add &lt;file&gt;..." to include in what will be committed) </text:p>
      <text:p text:style-name="P1"/>
      <text:p text:style-name="P1"><text:tab/>test1.txt </text:p>
      <text:p text:style-name="P1"/>
      <text:p text:style-name="P1">nothing added to commit but untracked files present (use "git add" to track) </text:p>
      <text:p text:style-name="P1">studente@lap2-temp1:~/Scrivania/git$ <text:span text:style-name="T1">git add test1.txt </text:span></text:p>
      <text:p text:style-name="P1">studente@lap2-temp1:~/Scrivania/git$ <text:span text:style-name="T1">git commit -m "primo commit ciao" </text:span></text:p>
      <text:p text:style-name="P1">[master (root-commit) 76d770c] primo commit ciao </text:p>
      <text:p text:style-name="P1"><text:s/>1 file changed, 1 insertion(+) </text:p>
      <text:p text:style-name="P1"><text:s/>create mode 100644 test1.txt </text:p>
      <text:p text:style-name="P1">studente@lap2-temp1:~/Scrivania/git$<text:span text:style-name="T1"> git branch </text:span></text:p>
      <text:p text:style-name="P4">* master </text:p>
      <text:p text:style-name="P1">studente@lap2-temp1:~/Scrivania/git$ <text:span text:style-name="T1">git branch new_branch </text:span></text:p>
      <text:p text:style-name="P1">studente@lap2-temp1:~/Scrivania/git$ <text:span text:style-name="T1"><text:s text:c="41"/></text:span></text:p>
      <text:p text:style-name="P1">* master </text:p>
      <text:p text:style-name="P1"><text:s text:c="2"/>new_branch </text:p>
      <text:p text:style-name="P1">studente@lap2-temp1:~/Scrivania/git$ <text:span text:style-name="T1">git checkout new_branch </text:span></text:p>
      <text:p text:style-name="P4">Switched to branch 'new_branch' </text:p>
      <text:p text:style-name="P1"><text:soft-page-break/>studente@lap2-temp1:~/Scrivania/git$ git branch </text:p>
      <text:p text:style-name="P1"><text:s text:c="2"/>master </text:p>
      <text:p text:style-name="P1">* new_branch </text:p>
      <text:p text:style-name="P1">studente@lap2-temp1:~/Scrivania/git$ <text:span text:style-name="T1">echo "test2" &gt; test2.txt </text:span></text:p>
      <text:p text:style-name="P1">studente@lap2-temp1:~/Scrivania/git$ <text:span text:style-name="T1">ls </text:span></text:p>
      <text:p text:style-name="P1">test1.txt <text:s/>test2.txt </text:p>
      <text:p text:style-name="P1">studente@lap2-temp1:~/Scrivania/git$ <text:span text:style-name="T1">git status </text:span></text:p>
      <text:p text:style-name="P1">On branch new_branch </text:p>
      <text:p text:style-name="P1">Untracked files: </text:p>
      <text:p text:style-name="P1"><text:s text:c="2"/>(use "git add &lt;file&gt;..." to include in what will be committed) </text:p>
      <text:p text:style-name="P1"/>
      <text:p text:style-name="P1"><text:tab/>test2.txt </text:p>
      <text:p text:style-name="P1"/>
      <text:p text:style-name="P1">nothing added to commit but untracked files present (use "git add" to track) </text:p>
      <text:p text:style-name="P1">studente@lap2-temp1:~/Scrivania/git$ <text:span text:style-name="T1">git add test2.txt </text:span></text:p>
      <text:p text:style-name="P1">studente@lap2-temp1:~/Scrivania/git$ <text:span text:style-name="T1">git status </text:span></text:p>
      <text:p text:style-name="P1">On branch new_branch </text:p>
      <text:p text:style-name="P1">Changes to be committed: </text:p>
      <text:p text:style-name="P1"><text:s text:c="2"/>(use "git reset HEAD &lt;file&gt;..." to unstage) </text:p>
      <text:p text:style-name="P1"/>
      <text:p text:style-name="P1"><text:tab/>new file: <text:s text:c="2"/>test2.txt </text:p>
      <text:p text:style-name="P1"/>
      <text:p text:style-name="P1">studente@lap2-temp1:~/Scrivania/git$ <text:span text:style-name="T1">git commit -m "primo commit nel branch new_branch" </text:span></text:p>
      <text:p text:style-name="P1">[new_branch 5e634ec] primo commit nel branch new_branch </text:p>
      <text:p text:style-name="P1"><text:s/>1 file changed, 1 insertion(+) </text:p>
      <text:p text:style-name="P1"><text:s/>create mode 100644 test2.txt </text:p>
      <text:p text:style-name="P1">studente@lap2-temp1:~/Scrivania/git$ <text:span text:style-name="T1">git checkout master </text:span></text:p>
      <text:p text:style-name="P1">Switched to branch 'master' </text:p>
      <text:p text:style-name="P1">studente@lap2-temp1:~/Scrivania/git$<text:span text:style-name="T1"> git branch </text:span></text:p>
      <text:p text:style-name="P4">* master </text:p>
      <text:p text:style-name="P4"><text:s text:c="2"/>new_branch </text:p>
      <text:p text:style-name="P1">studente@lap2-temp1:~/Scrivania/git$ <text:span text:style-name="T1">git status </text:span></text:p>
      <text:p text:style-name="P1">On branch master </text:p>
      <text:p text:style-name="P1">nothing to commit, working directory clean </text:p>
      <text:p text:style-name="P1">studente@lap2-temp1:~/Scrivania/git$ <text:span text:style-name="T1">ls </text:span></text:p>
      <text:p text:style-name="P4">test1.txt </text:p>
      <text:p text:style-name="P1">studente@lap2-temp1:~/Scrivania/git$<text:span text:style-name="T1"> git checkout new_branch </text:span></text:p>
      <text:p text:style-name="P1">Switched to branch 'new_branch' </text:p>
      <text:p text:style-name="P1">studente@lap2-temp1:~/Scrivania/git$ <text:span text:style-name="T1">git checkout master </text:span></text:p>
      <text:p text:style-name="P1">Switched to branch 'master' </text:p>
      <text:p text:style-name="P1">studente@lap2-temp1:~/Scrivania/git$ <text:span text:style-name="T1">git add test1.txt </text:span></text:p>
      <text:p text:style-name="P1">studente@lap2-temp1:~/Scrivania/git$ <text:span text:style-name="T1">git status </text:span></text:p>
      <text:p text:style-name="P1">On branch master </text:p>
      <text:p text:style-name="P1">nothing to commit, working directory clean </text:p>
      <text:p text:style-name="P1">studente@lap2-temp1:~/Scrivania/git$ <text:span text:style-name="T1">ls </text:span></text:p>
      <text:p text:style-name="P1">test1.txt </text:p>
      <text:p text:style-name="P1">studente@lap2-temp1:~/Scrivania/git$ <text:span text:style-name="T1">ls -al </text:span></text:p>
      <text:p text:style-name="P1">total 16 </text:p>
      <text:p text:style-name="P1">drwxrwxr-x 3 studente studente 4096 set 27 08:52 . </text:p>
      <text:p text:style-name="P1">drwxr-xr-x 4 studente studente 4096 set 27 08:39 .. </text:p>
      <text:p text:style-name="P1">drwxrwxr-x 8 studente studente 4096 set 27 08:53 .git </text:p>
      <text:p text:style-name="P1">-rw-rw-r-- 1 studente studente <text:s text:c="3"/>6 set 27 08:39 test1.txt </text:p>
      <text:p text:style-name="P1"><text:soft-page-break/>studente@lap2-temp1:~/Scrivania/git$ git checkout new_branch </text:p>
      <text:p text:style-name="P1">Switched to branch 'new_branch' </text:p>
      <text:p text:style-name="P1">studente@lap2-temp1:~/Scrivania/git$ <text:span text:style-name="T1">git status </text:span></text:p>
      <text:p text:style-name="P1">On branch new_branch </text:p>
      <text:p text:style-name="P1">nothing to commit, working directory clean </text:p>
      <text:p text:style-name="P1">studente@lap2-temp1:~/Scrivania/git$ <text:span text:style-name="T1">git checkout master </text:span></text:p>
      <text:p text:style-name="P1">Switched to branch 'master' </text:p>
      <text:p text:style-name="P2">studente@lap2-temp1:~/Scrivania/git$ <text:span text:style-name="T1">git merge new_branch </text:span></text:p>
      <text:p text:style-name="P2">Updating 76d770c..5e634ec </text:p>
      <text:p text:style-name="P2">Fast-forward </text:p>
      <text:p text:style-name="P2"><text:s/>test2.txt | 1 + </text:p>
      <text:p text:style-name="P2"><text:s/>1 file changed, 1 insertion(+) </text:p>
      <text:p text:style-name="P2"><text:s/>create mode 100644 test2.txt </text:p>
      <text:p text:style-name="P2">studente@lap2-temp1:~/Scrivania/git$<text:span text:style-name="T1"> ls </text:span></text:p>
      <text:p text:style-name="P2">test1.txt <text:s/>test2.txt </text:p>
      <text:p text:style-name="P2">studente@lap2-temp1:~/Scrivania/git$ <text:span text:style-name="T1">git log</text:span> </text:p>
      <text:p text:style-name="P2">commit 5e634ecefdee7db6afea8320e5414efced043c58 </text:p>
      <text:p text:style-name="P2">Author: Gianfranco &lt;cipolla@cipolla.uk&gt; </text:p>
      <text:p text:style-name="P2">Date: <text:s text:c="2"/>Tue Sep 27 08:48:20 2016 +0200 </text:p>
      <text:p text:style-name="P2"/>
      <text:p text:style-name="P2"><text:s text:c="4"/>primo commit nel branch new_branch </text:p>
      <text:p text:style-name="P2"/>
      <text:p text:style-name="P2">commit 76d770cfa5ac2fbf7f0236798c4878c6f84a9eb2 </text:p>
      <text:p text:style-name="P2">Author: Gianfranco &lt;cipolla@cipolla.uk&gt; </text:p>
      <text:p text:style-name="P2">Date: <text:s text:c="2"/>Tue Sep 27 08:40:42 2016 +0200 </text:p>
      <text:p text:style-name="P2"/>
      <text:p text:style-name="P2"><text:s text:c="4"/>primo commit ciao </text:p>
      <text:p text:style-name="P2">studente@lap2-temp1:~/Scrivania/git$ <text:span text:style-name="T1">git checkout new_branch </text:span></text:p>
      <text:p text:style-name="P2">Switched to branch 'new_branch' </text:p>
      <text:p text:style-name="P2">studente@lap2-temp1:~/Scrivania/git$<text:span text:style-name="T1"> ls </text:span></text:p>
      <text:p text:style-name="P2">test1.txt <text:s/>test2.txt </text:p>
      <text:p text:style-name="P2">studente@lap2-temp1:~/Scrivania/git$<text:span text:style-name="T1"> git checkout master </text:span></text:p>
      <text:p text:style-name="P2">Switched to branch 'master' </text:p>
      <text:p text:style-name="P2">studente@lap2-temp1:~/Scrivania/git$ <text:span text:style-name="T1">ls </text:span></text:p>
      <text:p text:style-name="P2">test1.txt <text:s/>test2.txt </text:p>
      <text:p text:style-name="P2"/>
      <text:p text:style-name="P3">studente@lap2-temp1:~/Scrivania/git$ <text:span text:style-name="T1">cd .. </text:span></text:p>
      <text:p text:style-name="P3">studente@lap2-temp1:~/Scrivania$ <text:span text:style-name="T1">mkdir remoto.git </text:span></text:p>
      <text:p text:style-name="P3">studente@lap2-temp1:~/Scrivania$ cd remoto.git/ </text:p>
      <text:p text:style-name="P3">studente@lap2-temp1:~/Scrivania/remoto.git$<text:span text:style-name="T1"> git init --bare </text:span></text:p>
      <text:p text:style-name="P3">Initialized empty Git repository in /home/studente/Scrivania/remoto.git/ </text:p>
      <text:p text:style-name="P3">studente@lap2-temp1:~/Scrivania/remoto.git$<text:span text:style-name="T1"> ls </text:span></text:p>
      <text:p text:style-name="P3">branches <text:s/>config <text:s/>description <text:s/>HEAD <text:s/>hooks <text:s/>info <text:s/>objects <text:s/>refs </text:p>
      <text:p text:style-name="P3">studente@lap2-temp1:~/Scrivania/remoto.git$ cd ../git </text:p>
      <text:p text:style-name="P3">studente@lap2-temp1:~/Scrivania/git$ <text:span text:style-name="T1">git remote add origin ../remoto.git/ </text:span></text:p>
      <text:p text:style-name="P3">studente@lap2-temp1:~/Scrivania/git$ <text:span text:style-name="T1">git remote -v </text:span></text:p>
      <text:p text:style-name="P3">origin<text:tab/>../remoto.git/ (fetch) </text:p>
      <text:p text:style-name="P3">origin<text:tab/>../remoto.git/ (push) </text:p>
      <text:p text:style-name="P3">studente@lap2-temp1:~/Scrivania/git$<text:span text:style-name="T1"> git branch </text:span></text:p>
      <text:p text:style-name="P3">* master </text:p>
      <text:p text:style-name="P3"><text:s text:c="2"/>new_branch </text:p>
      <text:p text:style-name="P3">studente@lap2-temp1:~/Scrivania/git$ man git branch </text:p>
      <text:p text:style-name="P3"><text:soft-page-break/>ùstudente@lap2-temp1:~/Scrivania/git$ <text:span text:style-name="T1">git remote -r </text:span></text:p>
      <text:p text:style-name="P3">error: unknown switch `r' </text:p>
      <text:p text:style-name="P3">usage: git remote [-v | --verbose] </text:p>
      <text:p text:style-name="P3"><text:s text:c="3"/>or: git remote add [-t &lt;branch&gt;] [-m &lt;master&gt;] [-f] [--tags|--no-tags] [--mirror=&lt;fetch|push&gt;] &lt;name&gt; &lt;url&gt; </text:p>
      <text:p text:style-name="P3"><text:s text:c="3"/>or: git remote rename &lt;old&gt; &lt;new&gt; </text:p>
      <text:p text:style-name="P3"><text:s text:c="3"/>or: git remote remove &lt;name&gt; </text:p>
      <text:p text:style-name="P3"><text:s text:c="3"/>or: git remote set-head &lt;name&gt; (-a | --auto | -d | --delete |&lt;branch&gt;) </text:p>
      <text:p text:style-name="P3"><text:s text:c="3"/>or: git remote [-v | --verbose] show [-n] &lt;name&gt; </text:p>
      <text:p text:style-name="P3"><text:s text:c="3"/>or: git remote prune [-n | --dry-run] &lt;name&gt; </text:p>
      <text:p text:style-name="P3"><text:s text:c="3"/>or: git remote [-v | --verbose] update [-p | --prune] [(&lt;group&gt; | &lt;remote&gt;)...] </text:p>
      <text:p text:style-name="P3"><text:s text:c="3"/>or: git remote set-branches [--add] &lt;name&gt; &lt;branch&gt;... </text:p>
      <text:p text:style-name="P3"><text:s text:c="3"/>or: git remote set-url [--push] &lt;name&gt; &lt;newurl&gt; [&lt;oldurl&gt;] </text:p>
      <text:p text:style-name="P3"><text:s text:c="3"/>or: git remote set-url --add &lt;name&gt; &lt;newurl&gt; </text:p>
      <text:p text:style-name="P3"><text:s text:c="3"/>or: git remote set-url --delete &lt;name&gt; &lt;url&gt; </text:p>
      <text:p text:style-name="P3"/>
      <text:p text:style-name="P3"><text:s text:c="4"/>-v, --verbose <text:s text:c="8"/>be verbose; must be placed before a subcommand </text:p>
      <text:p text:style-name="P3"/>
      <text:p text:style-name="P3">studente@lap2-temp1:~/Scrivania/git$ <text:span text:style-name="T1">git branch -r </text:span></text:p>
      <text:p text:style-name="P3">studente@lap2-temp1:~/Scrivania/git$ <text:span text:style-name="T1">git branch -rd </text:span></text:p>
      <text:p text:style-name="P3">fatal: branch name required </text:p>
      <text:p text:style-name="P3">studente@lap2-temp1:~/Scrivania/git$ git push origin master </text:p>
      <text:p text:style-name="P3">Counting objects: 6, done. </text:p>
      <text:p text:style-name="P3">Delta compression using up to 4 threads. </text:p>
      <text:p text:style-name="P3">Compressing objects: 100% (3/3), done. </text:p>
      <text:p text:style-name="P3">Writing objects: 100% (6/6), 471 bytes | 0 bytes/s, done. </text:p>
      <text:p text:style-name="P3">Total 6 (delta 0), reused 0 (delta 0) </text:p>
      <text:p text:style-name="P3">To ../remoto.git/ </text:p>
      <text:p text:style-name="P3"><text:s/>* [new branch] <text:s text:c="5"/>master -&gt; master </text:p>
      <text:p text:style-name="P3">studente@lap2-temp1:~/Scrivania/git$ git branch -rd </text:p>
      <text:p text:style-name="P3">fatal: branch name required </text:p>
      <text:p text:style-name="P3">studente@lap2-temp1:~/Scrivania/git$ git branch -r </text:p>
      <text:p text:style-name="P3"><text:s text:c="2"/>origin/master </text:p>
      <text:p text:style-name="P3">studente@lap2-temp1:~/Scrivania/git$ cd .. </text:p>
      <text:p text:style-name="P3">studente@lap2-temp1:~/Scrivania$ git clone remoto.git/ </text:p>
      <text:p text:style-name="P3">Cloning into 'remoto'... </text:p>
      <text:p text:style-name="P3">done. </text:p>
      <text:p text:style-name="P3">studente@lap2-temp1:~/Scrivania$ git remote -v </text:p>
      <text:p text:style-name="P3">studente@lap2-temp1:~/Scrivania$ cd remoto </text:p>
      <text:p text:style-name="P3">studente@lap2-temp1:~/Scrivania/remoto$ git remote -v </text:p>
      <text:p text:style-name="P3">origin<text:tab/>/home/studente/Scrivania/remoto.git/ (fetch) </text:p>
      <text:p text:style-name="P3">origin<text:tab/>/home/studente/Scrivania/remoto.git/ (push) </text:p>
      <text:p text:style-name="P3">studente@lap2-temp1:~/Scrivania/remoto$ echo "primo file nella cartella remoto" &gt; test3.txt </text:p>
      <text:p text:style-name="P3">studente@lap2-temp1:~/Scrivania/remoto$ git status </text:p>
      <text:p text:style-name="P3">On branch master </text:p>
      <text:p text:style-name="P3">Your branch is up-to-date with 'origin/master'. </text:p>
      <text:p text:style-name="P3"/>
      <text:p text:style-name="P3">Untracked files: </text:p>
      <text:p text:style-name="P3"><text:s text:c="2"/>(use "git add &lt;file&gt;..." to include in what will be committed) </text:p>
      <text:p text:style-name="P3"/>
      <text:p text:style-name="P3"><text:tab/>test3.txt </text:p>
      <text:p text:style-name="P3"/>
      <text:p text:style-name="P3"><text:soft-page-break/>nothing added to commit but untracked files present (use "git add" to track) </text:p>
      <text:p text:style-name="P3">studente@lap2-temp1:~/Scrivania/remoto$ git add test3.txt </text:p>
      <text:p text:style-name="P3">studente@lap2-temp1:~/Scrivania/remoto$ git commit -m "primo commit nella directory remoto" </text:p>
      <text:p text:style-name="P3">[master af51282] primo commit nella directory remoto </text:p>
      <text:p text:style-name="P3"><text:s/>1 file changed, 1 insertion(+) </text:p>
      <text:p text:style-name="P3"><text:s/>create mode 100644 test3.txt </text:p>
      <text:p text:style-name="P3">studente@lap2-temp1:~/Scrivania/remoto$ git push origin </text:p>
      <text:p text:style-name="P3">HEAD <text:s text:c="11"/>master <text:s text:c="9"/>origin/HEAD <text:s text:c="4"/>origin/master <text:s text:c="2"/></text:p>
      <text:p text:style-name="P3">studente@lap2-temp1:~/Scrivania/remoto$ git push origin master </text:p>
      <text:p text:style-name="P3">Counting objects: 4, done. </text:p>
      <text:p text:style-name="P3">Delta compression using up to 4 threads. </text:p>
      <text:p text:style-name="P3">Compressing objects: 100% (2/2), done. </text:p>
      <text:p text:style-name="P3">Writing objects: 100% (3/3), 337 bytes | 0 bytes/s, done. </text:p>
      <text:p text:style-name="P3">Total 3 (delta 0), reused 0 (delta 0) </text:p>
      <text:p text:style-name="P3">To /home/studente/Scrivania/remoto.git/ </text:p>
      <text:p text:style-name="P3"><text:s text:c="3"/>5e634ec..af51282 <text:s/>master -&gt; master </text:p>
      <text:p text:style-name="P3">studente@lap2-temp1:~/Scrivania/remoto$ ls </text:p>
      <text:p text:style-name="P3">test1.txt <text:s/>test2.txt <text:s/>test3.txt </text:p>
      <text:p text:style-name="P3">studente@lap2-temp1:~/Scrivania/remoto$ cd ../git </text:p>
      <text:p text:style-name="P3">studente@lap2-temp1:~/Scrivania/git$ git pull origin master </text:p>
      <text:p text:style-name="P3">remote: Counting objects: 4, done. </text:p>
      <text:p text:style-name="P3">remote: Compressing objects: 100% (2/2), done. </text:p>
      <text:p text:style-name="P3">remote: Total 3 (delta 0), reused 0 (delta 0) </text:p>
      <text:p text:style-name="P3">Unpacking objects: 100% (3/3), done. </text:p>
      <text:p text:style-name="P3">From ../remoto </text:p>
      <text:p text:style-name="P3"><text:s/>* branch <text:s text:c="11"/>master <text:s text:c="4"/>-&gt; FETCH_HEAD </text:p>
      <text:p text:style-name="P3"><text:s text:c="3"/>5e634ec..af51282 <text:s/>master <text:s text:c="4"/>-&gt; origin/master </text:p>
      <text:p text:style-name="P3">Updating 5e634ec..af51282 </text:p>
      <text:p text:style-name="P3">Fast-forward </text:p>
      <text:p text:style-name="P3"><text:s/>test3.txt | 1 + </text:p>
      <text:p text:style-name="P3"><text:s/>1 file changed, 1 insertion(+) </text:p>
      <text:p text:style-name="P3"><text:s/>create mode 100644 test3.txt </text:p>
      <text:p text:style-name="P3">studente@lap2-temp1:~/Scrivania/git$ ls </text:p>
      <text:p text:style-name="P3">test1.txt <text:s/>test2.txt <text:s/>test3.txt </text:p>
      <text:p text:style-name="P3">studente@lap2-temp1:~/Scrivania/git$ git log </text:p>
      <text:p text:style-name="P3">commit af51282df0637c980b0b718a8c8d61f746a756a3 </text:p>
      <text:p text:style-name="P3">Author: Gianfranco &lt;cipolla@cipolla.uk&gt; </text:p>
      <text:p text:style-name="P3">Date: <text:s text:c="2"/>Tue Sep 27 09:17:27 2016 +0200 </text:p>
      <text:p text:style-name="P3"/>
      <text:p text:style-name="P3"><text:s text:c="4"/>primo commit nella directory remoto </text:p>
      <text:p text:style-name="P3"/>
      <text:p text:style-name="P3">commit 5e634ecefdee7db6afea8320e5414efced043c58 </text:p>
      <text:p text:style-name="P3">Author: Gianfranco &lt;cipolla@cipolla.uk&gt; </text:p>
      <text:p text:style-name="P3">Date: <text:s text:c="2"/>Tue Sep 27 08:48:20 2016 +0200 </text:p>
      <text:p text:style-name="P3"/>
      <text:p text:style-name="P3"><text:s text:c="4"/>primo commit nel branch new_branch </text:p>
      <text:p text:style-name="P3"/>
      <text:p text:style-name="P3">commit 76d770cfa5ac2fbf7f0236798c4878c6f84a9eb2 </text:p>
      <text:p text:style-name="P3">Author: Gianfranco &lt;cipolla@cipolla.uk&gt; </text:p>
      <text:p text:style-name="P3">Date: <text:s text:c="2"/>Tue Sep 27 08:40:42 2016 +0200 </text:p>
      <text:p text:style-name="P3"/>
      <text:p text:style-name="P3"><text:s text:c="4"/>primo commit ciao </text:p>
      <text:p text:style-name="P3"><text:soft-page-break/>studente@lap2-temp1:~/Scrivania/git$ echo "quarto file in git" &gt; test4.txt </text:p>
      <text:p text:style-name="P3">studente@lap2-temp1:~/Scrivania/git$ ls </text:p>
      <text:p text:style-name="P3">test1.txt <text:s/>test2.txt <text:s/>test3.txt <text:s/>test4.txt </text:p>
      <text:p text:style-name="P3">studente@lap2-temp1:~/Scrivania/git$ git status </text:p>
      <text:p text:style-name="P3">On branch master </text:p>
      <text:p text:style-name="P3">Untracked files: </text:p>
      <text:p text:style-name="P3"><text:s text:c="2"/>(use "git add &lt;file&gt;..." to include in what will be committed) </text:p>
      <text:p text:style-name="P3"/>
      <text:p text:style-name="P3"><text:tab/>test4.txt </text:p>
      <text:p text:style-name="P3"/>
      <text:p text:style-name="P3">nothing added to commit but untracked files present (use "git add" to track) </text:p>
      <text:p text:style-name="P3">studente@lap2-temp1:~/Scrivania/git$ git add test4.txt </text:p>
      <text:p text:style-name="P3">studente@lap2-temp1:~/Scrivania/git$ git staus </text:p>
      <text:p text:style-name="P3">git: 'staus' is not a git command. See 'git --help'. </text:p>
      <text:p text:style-name="P3"/>
      <text:p text:style-name="P3">Did you mean this? </text:p>
      <text:p text:style-name="P3"><text:tab/>status </text:p>
      <text:p text:style-name="P3">studente@lap2-temp1:~/Scrivania/git$ git status </text:p>
      <text:p text:style-name="P3">On branch master </text:p>
      <text:p text:style-name="P3">Changes to be committed: </text:p>
      <text:p text:style-name="P3"><text:s text:c="2"/>(use "git reset HEAD &lt;file&gt;..." to unstage) </text:p>
      <text:p text:style-name="P3"/>
      <text:p text:style-name="P3"><text:tab/>new file: <text:s text:c="2"/>test4.txt </text:p>
      <text:p text:style-name="P3"/>
      <text:p text:style-name="P3">studente@lap2-temp1:~/Scrivania/git$ git commit -m "questo è un altro commit ciaoooo" </text:p>
      <text:p text:style-name="P3">[master 92afe9c] questo è un altro commit ciaoooo </text:p>
      <text:p text:style-name="P3"><text:s/>1 file changed, 1 insertion(+) </text:p>
      <text:p text:style-name="P3"><text:s/>create mode 100644 test4.txt </text:p>
      <text:p text:style-name="P3">studente@lap2-temp1:~/Scrivania/git$ git status </text:p>
      <text:p text:style-name="P3">On branch master </text:p>
      <text:p text:style-name="P3">nothing to commit, working directory clean </text:p>
      <text:p text:style-name="P3">studente@lap2-temp1:~/Scrivania/git$ git push origin master </text:p>
      <text:p text:style-name="P3">Counting objects: 4, done. </text:p>
      <text:p text:style-name="P3">Delta compression using up to 4 threads. </text:p>
      <text:p text:style-name="P3">Compressing objects: 100% (2/2), done. </text:p>
      <text:p text:style-name="P3">Writing objects: 100% (3/3), 302 bytes | 0 bytes/s, done. </text:p>
      <text:p text:style-name="P3">Total 3 (delta 1), reused 0 (delta 0) </text:p>
      <text:p text:style-name="P3">To ../remoto.git/ </text:p>
      <text:p text:style-name="P3"><text:s text:c="3"/>af51282..92afe9c <text:s/>master -&gt; master </text:p>
      <text:p text:style-name="P3">studente@lap2-temp1:~/Scrivania/git$ git pull origin master </text:p>
      <text:p text:style-name="P3">From ../remoto </text:p>
      <text:p text:style-name="P3"><text:s/>* branch <text:s text:c="11"/>master <text:s text:c="4"/>-&gt; FETCH_HEAD </text:p>
      <text:p text:style-name="P3">Already up-to-date. </text:p>
      <text:p text:style-name="P3">studente@lap2-temp1:~/Scrivania/git$ git status </text:p>
      <text:p text:style-name="P3">On branch master </text:p>
      <text:p text:style-name="P3">nothing to commit, working directory clean 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8:54:48.602894475</meta:creation-date>
    <dc:date>2016-09-27T09:55:11.026955357</dc:date>
    <meta:editing-duration>PT28M29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7" meta:paragraph-count="322" meta:word-count="1293" meta:character-count="12278" meta:non-whitespace-character-count="10653"/>
  </office:meta>
</office:document-meta>
</file>